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5A00000253F0D3C46E5482B1B8.jpg" manifest:media-type="image/jpe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ucida Sans1" svg:font-family="'Lucida Sans'" style:font-family-generic="swiss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Bell MT3" svg:font-family="'Bell MT'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Bell MT1" svg:font-family="'Bell MT'" style:font-adornments="Gras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Bell MT2" svg:font-family="'Bell MT'" style:font-adornments="Italique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Bell MT" svg:font-family="'Bell MT'" style:font-adornments="Normal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06b06" officeooo:paragraph-rsid="00106b06"/>
    </style:style>
    <style:style style:name="P2" style:family="paragraph" style:parent-style-name="Footer">
      <style:text-properties officeooo:paragraph-rsid="00106b06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rsid="000be21f" officeooo:paragraph-rsid="000be21f"/>
    </style:style>
    <style:style style:name="P5" style:family="paragraph" style:parent-style-name="Standard">
      <style:text-properties officeooo:paragraph-rsid="000c8d06"/>
    </style:style>
    <style:style style:name="P6" style:family="paragraph" style:parent-style-name="Standard">
      <style:text-properties officeooo:rsid="0014bce2" officeooo:paragraph-rsid="0014bce2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Footnote">
      <style:text-properties officeooo:rsid="000ea7a5" officeooo:paragraph-rsid="000ea7a5"/>
    </style:style>
    <style:style style:name="P11" style:family="paragraph" style:parent-style-name="Title">
      <style:text-properties officeooo:rsid="000be21f" officeooo:paragraph-rsid="000be21f"/>
    </style:style>
    <style:style style:name="P12" style:family="paragraph" style:parent-style-name="Titre_20_de_20_page">
      <style:paragraph-properties fo:margin-left="0cm" fo:margin-right="0cm" fo:text-indent="0cm" style:auto-text-indent="false" fo:break-before="page"/>
    </style:style>
    <style:style style:name="P13" style:family="paragraph" style:parent-style-name="Titre_20_de_20_page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1.499cm" fo:margin-right="0cm" fo:text-indent="0cm" style:auto-text-indent="false"/>
      <style:text-properties officeooo:rsid="0014bce2" officeooo:paragraph-rsid="0014bce2"/>
    </style:style>
    <style:style style:name="P15" style:family="paragraph" style:parent-style-name="Standard">
      <style:paragraph-properties fo:margin-left="1.499cm" fo:margin-right="0cm" fo:text-indent="0cm" style:auto-text-indent="false"/>
      <style:text-properties officeooo:rsid="0016afe4" officeooo:paragraph-rsid="0016afe4"/>
    </style:style>
    <style:style style:name="P16" style:family="paragraph" style:parent-style-name="Standard">
      <style:paragraph-properties fo:margin-left="1.499cm" fo:margin-right="0cm" fo:text-indent="0cm" style:auto-text-indent="false"/>
      <style:text-properties officeooo:rsid="0013e9ec" officeooo:paragraph-rsid="0014bce2"/>
    </style:style>
    <style:style style:name="P17" style:family="paragraph" style:parent-style-name="Standard">
      <style:paragraph-properties fo:margin-left="1.499cm" fo:margin-right="0cm" fo:text-indent="0cm" style:auto-text-indent="false"/>
      <style:text-properties officeooo:rsid="0013e9ec" officeooo:paragraph-rsid="0013e9ec"/>
    </style:style>
    <style:style style:name="P18" style:family="paragraph" style:parent-style-name="Standard">
      <style:paragraph-properties fo:margin-left="1.499cm" fo:margin-right="0cm" fo:text-indent="0cm" style:auto-text-indent="false" style:writing-mode="lr-tb"/>
      <style:text-properties officeooo:rsid="0013e9ec" officeooo:paragraph-rsid="0013e9ec"/>
    </style:style>
    <style:style style:name="P19" style:family="paragraph" style:parent-style-name="Standard">
      <style:paragraph-properties fo:margin-left="1.499cm" fo:margin-right="0cm" fo:text-indent="0cm" style:auto-text-indent="false"/>
      <style:text-properties officeooo:rsid="0014bce2" officeooo:paragraph-rsid="001df289"/>
    </style:style>
    <style:style style:name="P20" style:family="paragraph" style:parent-style-name="Standard">
      <style:paragraph-properties fo:margin-left="1.499cm" fo:margin-right="0cm" fo:text-indent="0cm" style:auto-text-indent="false"/>
      <style:text-properties officeooo:rsid="0014bce2" officeooo:paragraph-rsid="0014bce2"/>
    </style:style>
    <style:style style:name="P21" style:family="paragraph" style:parent-style-name="Standard">
      <style:paragraph-properties fo:margin-left="1.499cm" fo:margin-right="0cm" fo:text-indent="0cm" style:auto-text-indent="false"/>
      <style:text-properties officeooo:rsid="0013e9ec" officeooo:paragraph-rsid="0014bce2"/>
    </style:style>
    <style:style style:name="P22" style:family="paragraph" style:parent-style-name="Standard">
      <style:paragraph-properties fo:margin-left="1.499cm" fo:margin-right="0cm" fo:text-indent="0cm" style:auto-text-indent="false"/>
      <style:text-properties officeooo:rsid="0016afe4" officeooo:paragraph-rsid="0016afe4"/>
    </style:style>
    <style:style style:name="P23" style:family="paragraph" style:parent-style-name="Standard">
      <style:paragraph-properties fo:margin-left="1.499cm" fo:margin-right="0cm" fo:text-indent="0cm" style:auto-text-indent="false"/>
      <style:text-properties officeooo:rsid="00186fe0" officeooo:paragraph-rsid="00186fe0"/>
    </style:style>
    <style:style style:name="P24" style:family="paragraph" style:parent-style-name="Standard">
      <style:paragraph-properties fo:margin-left="1.499cm" fo:margin-right="0cm" fo:text-indent="0cm" style:auto-text-indent="false"/>
      <style:text-properties officeooo:rsid="00186fe0" officeooo:paragraph-rsid="001ed8ee"/>
    </style:style>
    <style:style style:name="P25" style:family="paragraph" style:parent-style-name="Standard">
      <style:paragraph-properties fo:margin-left="1.499cm" fo:margin-right="0cm" fo:text-indent="0cm" style:auto-text-indent="false"/>
      <style:text-properties officeooo:paragraph-rsid="0014bce2"/>
    </style:style>
    <style:style style:name="P26" style:family="paragraph" style:parent-style-name="Standard">
      <style:paragraph-properties fo:margin-left="1.499cm" fo:margin-right="0cm" fo:text-indent="0cm" style:auto-text-indent="false"/>
      <style:text-properties style:font-name="Bell MT3" fo:font-size="14pt" officeooo:rsid="0016afe4" officeooo:paragraph-rsid="0016afe4" style:font-size-asian="14pt" style:font-size-complex="14pt"/>
    </style:style>
    <style:style style:name="P27" style:family="paragraph" style:parent-style-name="Standard">
      <style:text-properties officeooo:paragraph-rsid="0013e9ec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e9ec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3e9ec" officeooo:paragraph-rsid="0013e9ec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14bce2" officeooo:paragraph-rsid="0014bce2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14bce2" officeooo:paragraph-rsid="001df289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6afe4" officeooo:paragraph-rsid="0016afe4"/>
    </style:style>
    <style:style style:name="T1" style:family="text">
      <style:text-properties officeooo:rsid="00106b06"/>
    </style:style>
    <style:style style:name="T2" style:family="text">
      <style:text-properties officeooo:rsid="000c8d06"/>
    </style:style>
    <style:style style:name="T3" style:family="text">
      <style:text-properties officeooo:rsid="000f32a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ffff" style:font-name="Bell MT2" fo:font-size="23.7999992370605pt" fo:font-style="normal" style:text-underline-style="solid" style:text-underline-width="auto" style:text-underline-color="font-color" fo:font-weight="normal" officeooo:rsid="000c8d0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" style:family="text">
      <style:text-properties fo:color="#ffffff" style:font-name="Bell MT2" fo:font-size="23.7999992370605pt" fo:font-style="normal" style:text-underline-style="solid" style:text-underline-width="auto" style:text-underline-color="font-color" fo:font-weight="normal" officeooo:rsid="0010d05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" style:family="text">
      <style:text-properties fo:color="#e5ba8f" fo:font-style="italic" officeooo:rsid="000c8d06" style:font-style-asian="italic" style:font-style-complex="italic"/>
    </style:style>
    <style:style style:name="T8" style:family="text">
      <style:text-properties fo:color="#e5ba8f" fo:font-style="italic" officeooo:rsid="0012ec76" style:font-style-asian="italic" style:font-style-complex="italic"/>
    </style:style>
    <style:style style:name="T9" style:family="text">
      <style:text-properties fo:color="#ffb972" fo:font-weight="bold" officeooo:rsid="000c8d06" style:font-weight-asian="bold" style:font-weight-complex="bold"/>
    </style:style>
    <style:style style:name="T10" style:family="text">
      <style:text-properties fo:color="#ffb972" fo:font-weight="bold" officeooo:rsid="0012ec76" style:font-weight-asian="bold" style:font-weight-complex="bold"/>
    </style:style>
    <style:style style:name="T11" style:family="text">
      <style:text-properties style:text-position="super 58%" style:font-name="Bell MT3" fo:font-size="18.7999992370605pt" officeooo:rsid="0013e9ec" style:font-size-asian="18.7999992370605pt" style:font-size-complex="18.7999992370605pt"/>
    </style:style>
    <style:style style:name="T12" style:family="text">
      <style:text-properties officeooo:rsid="0014bce2"/>
    </style:style>
    <style:style style:name="T13" style:family="text">
      <style:text-properties officeooo:rsid="00186fe0"/>
    </style:style>
    <style:style style:name="T14" style:family="text">
      <style:text-properties style:font-name="Bell MT3" fo:font-size="18.7999992370605pt" style:font-size-asian="18.7999992370605pt" style:font-size-complex="18.7999992370605pt"/>
    </style:style>
    <style:style style:name="T15" style:family="text">
      <style:text-properties style:font-name="Bell MT3" fo:font-size="18.7999992370605pt" officeooo:rsid="0013e9ec" style:font-size-asian="18.7999992370605pt" style:font-size-complex="18.7999992370605pt"/>
    </style:style>
    <style:style style:name="T16" style:family="text">
      <style:text-properties style:font-name="Bell MT3" fo:font-size="18.7999992370605pt" officeooo:rsid="001df289" style:font-size-asian="18.7999992370605pt" style:font-size-complex="18.7999992370605pt"/>
    </style:style>
    <style:style style:name="T17" style:family="text">
      <style:text-properties style:font-name="Bell MT3" fo:font-size="18.7999992370605pt" officeooo:rsid="0016afe4" style:font-size-asian="18.7999992370605pt" style:font-size-complex="18.7999992370605pt"/>
    </style:style>
    <style:style style:name="T18" style:family="text">
      <style:text-properties style:font-name="Bell MT3" fo:font-size="18.7999992370605pt" officeooo:rsid="001e34af" style:font-size-asian="18.7999992370605pt" style:font-size-complex="18.7999992370605pt"/>
    </style:style>
    <style:style style:name="T19" style:family="text">
      <style:text-properties style:font-name="Bell MT3" fo:font-size="18.7999992370605pt" officeooo:rsid="001ed8ee" style:font-size-asian="18.7999992370605pt" style:font-size-complex="18.7999992370605pt"/>
    </style:style>
    <style:style style:name="T20" style:family="text">
      <style:text-properties style:font-name="Bell MT3" fo:font-size="16pt" officeooo:rsid="001e34af" style:font-size-asian="16pt" style:font-size-complex="16pt"/>
    </style:style>
    <style:style style:name="T21" style:family="text">
      <style:text-properties style:font-name="Bell MT3" fo:font-size="16.1000003814697pt" officeooo:rsid="001e34af" style:font-size-asian="16.1000003814697pt" style:font-size-complex="16.1000003814697pt"/>
    </style:style>
    <style:style style:name="T22" style:family="text">
      <style:text-properties style:font-name="Bell MT3" officeooo:rsid="001e34af"/>
    </style:style>
    <style:style style:name="T23" style:family="text">
      <style:text-properties style:font-name="Bell MT3" fo:font-size="14pt" officeooo:rsid="001e34af" style:font-size-asian="14pt" style:font-size-complex="14pt"/>
    </style:style>
    <style:style style:name="T24" style:family="text">
      <style:text-properties style:font-name="Bell MT3" fo:font-size="14pt" officeooo:rsid="001ed8ee" style:font-size-asian="14pt" style:font-size-complex="14pt"/>
    </style:style>
    <style:style style:name="T25" style:family="text">
      <style:text-properties officeooo:rsid="001e34af"/>
    </style:style>
    <style:style style:name="T26" style:family="text">
      <style:text-properties officeooo:rsid="001ed8ee"/>
    </style:style>
    <style:style style:name="T27" style:family="text">
      <style:text-properties fo:font-size="16.1000003814697pt" style:font-size-asian="16.1000003814697pt" style:font-size-complex="16.1000003814697pt"/>
    </style:style>
    <style:style style:name="T28" style:family="text">
      <style:text-properties fo:font-size="16.1000003814697pt" officeooo:rsid="001e34af" style:font-size-asian="16.1000003814697pt" style:font-size-complex="16.1000003814697pt"/>
    </style:style>
    <style:style style:name="T29" style:family="text">
      <style:text-properties fo:font-size="16.1000003814697pt" officeooo:rsid="0013e9ec" style:font-size-asian="16.1000003814697pt" style:font-size-complex="16.1000003814697pt"/>
    </style:style>
    <style:style style:name="T30" style:family="text">
      <style:text-properties fo:font-size="116.099998474121pt" officeooo:rsid="001e34af" style:font-size-asian="116.099998474121pt" style:font-size-complex="116.099998474121pt"/>
    </style:style>
    <style:style style:name="T31" style:family="text">
      <style:text-properties fo:font-size="14pt" officeooo:rsid="001e34af" style:font-size-asian="14pt" style:font-size-complex="14pt"/>
    </style:style>
    <style:style style:name="T32" style:family="text">
      <style:text-properties fo:font-size="14pt" officeooo:rsid="001ed8ee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Projet tutoré : </text:span><text:span text:style-name="T3">Rapport écrit</text:span>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7"><text:a xlink:type="simple" xlink:href="#__RefHeading___Toc156_4114228037" text:style-name="Index_20_Link" text:visited-style-name="Index_20_Link">Titre d’article<text:tab/>3</text:a></text:p>
          <text:p text:style-name="P8"><text:a xlink:type="simple" xlink:href="#__RefHeading___Toc158_4114228037" text:style-name="Index_20_Link" text:visited-style-name="Index_20_Link">I - Titre d’axe<text:tab/>3</text:a></text:p>
          <text:p text:style-name="P9"><text:a xlink:type="simple" xlink:href="#__RefHeading___Toc160_4114228037" text:style-name="Index_20_Link" text:visited-style-name="Index_20_Link">a - Titre de paragraphe<text:tab/>3</text:a></text:p>
        </text:index-body>
      </text:table-of-content>
      <text:p text:style-name="P13"/>
      <text:p text:style-name="P12"><text:span text:style-name="T2">Titre </text:span><text:span text:style-name="T5">d</text:span><text:span text:style-name="T6">e page</text:span></text:p>
      <text:h text:style-name="Heading_20_1" text:outline-level="1"><text:bookmark-start text:name="__RefHeading___Toc156_4114228037"/>Titre d’article<text:bookmark-end text:name="__RefHeading___Toc156_4114228037"/></text:h>
      <text:p text:style-name="P5"><text:span text:style-name="T2">Paragraphe Paragraphe </text:span><text:span text:style-name="Emphasis"><text:span text:style-name="T7">a</text:span></text:span><text:span text:style-name="Emphasis"><text:span text:style-name="T8">ccentuation</text:span></text:span><text:span text:style-name="T2">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h text:style-name="Heading_20_2" text:outline-level="2"><text:bookmark-start text:name="__RefHeading___Toc158_4114228037"/>Titre d’axe<text:bookmark-end text:name="__RefHeading___Toc158_4114228037"/></text:h>
      <text:p text:style-name="P5"><text:span text:style-name="T2">Paragraphe Paragraphe </text:span><text:span text:style-name="Strong_20_Emphasis"><text:span text:style-name="T9">a</text:span></text:span><text:span text:style-name="Strong_20_Emphasis"><text:span text:style-name="T10">ccentuation forte</text:span></text:span><text:span text:style-name="T2"> Paragraphe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h text:style-name="Heading_20_3" text:outline-level="3"><text:bookmark-start text:name="__RefHeading___Toc160_4114228037"/>Titre de paragraphe<text:bookmark-end text:name="__RefHeading___Toc160_4114228037"/></text:h>
      <text:p text:style-name="P5"><text:span text:style-name="T2">Paragraphe Paragraphe </text:span><text:span text:style-name="Emphasis"><text:span text:style-name="T2">texte note bas de page à accentuer</text:span></text:span><text:span text:style-name="T2"><text:note text:id="ftn1" text:note-class="footnote"><text:note-citation>1</text:note-citation><text:note-body><text:p text:style-name="P10">La note de bas de page en question</text:p></text:note-body></text:note></text:span><text:span text:style-name="T2"> Paragraphe Paragraphe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8"><text:span text:style-name="T15">1</text:span><text:span text:style-name="T11">er</text:span><text:span text:style-name="T15"> article : Le monde- </text:span><text:span text:style-name="T16">Quand le corps devient un art</text:span></text:p>
      <text:p text:style-name="P18">Une artiste plasticienne a décidé d’utiliser son corps pour en faire un matériel de travail en faisant de la chirurgie esthétique. </text:p>
      <text:p text:style-name="P18">Elle fait cette démarche pour revendiquer les standards de beauté et qu’elle décide de faire ce qu’elle <text:span text:style-name="T13">veut </text:span>de son propre corps.</text:p>
      <text:p text:style-name="P17">Le body art n’est pour elle pas un projet de société mais un projet d’art. </text:p>
      <text:p text:style-name="P17">Pour comprendre son choix, elle fait des conférences explicatives,</text:p>
      <text:p text:style-name="P27"/>
      <text:p text:style-name="P29"><text:span text:style-name="T14">2eme article : <text:s/>Libération- </text:span><text:span text:style-name="T16">Une idéologie présente</text:span></text:p>
      <text:p text:style-name="P29"><text:span text:style-name="T16"><text:tab/><text:tab/></text:span><text:span text:style-name="T21">I – L’intelligence artificielle</text:span></text:p>
      <text:p text:style-name="P17">Jacques TESTART, biologiste, père scientifique du premier bébé-éprouvette.</text:p>
      <text:p text:style-name="P16">Selon lui, l’intelligence artificielle va largement dépasser l’intelligence humaine <text:span text:style-name="T12">car elle va s’auto-améliorer et résoudre les problèmes de l’humanité.</text:span></text:p>
      <text:p text:style-name="P16"><text:tab/></text:p>
      <text:p text:style-name="P25"><text:span text:style-name="T29"><text:tab/></text:span><text:span text:style-name="T28">II- L’immortalité</text:span></text:p>
      <text:p text:style-name="P16">« <text:span text:style-name="T12">L’immortalité, l’intelligence supérieure ou le héros imbattable » ne sont que de rèves enfantins.</text:span></text:p>
      <text:p text:style-name="P14">L’immortalité n’est pas envisagable scientifiquement et philosophiquement parlant car il y a toujours de nouvelles maladies et de nouveaux virus. De plus, ne jamais mourir revindrait à s’ennuyer tout aux longs des journées.</text:p>
      <text:p text:style-name="P14"><text:span text:style-name="Strong_20_Emphasis">De nos jours, on prend la génétique pour détruire des espèces et mettre des gènes tueurs.</text:span></text:p>
      <text:p text:style-name="P6"/>
      <text:p text:style-name="P30"><text:span text:style-name="T14">3eme article : Science et vie- </text:span><text:span text:style-name="T16">Des modifiations du corps pour un avenir ?</text:span></text:p>
      <text:p text:style-name="P14">Création d’implantations de gène de chauve-souris qui permettrait au humains de s’orienter dans la nuit avec des interférences dans le coprs,</text:p>
      <text:p text:style-name="P14">Des chercheurs de l’université du Michigan ont mis au point un détecteur d’infrarouge si petit qu’il pourrait s’insérer dans un elentille de contact pour permettre de voir dans l’obscurité.</text:p>
      <text:p text:style-name="P14">Les adeptes du transhumanismes proposent d’implanter un puce dans le cerveau pour pouvoir convertir une activité cérébrale en commande comme éteindre une lumière sans bouger.</text:p>
      <text:p text:style-name="P14"><text:span text:style-name="Emphasis">Ce n’est pas la technologie qui est un obstacle mais plutôt l’éthique.</text:span></text:p>
      <text:p text:style-name="P14"><text:span text:style-name="Emphasis">En créant le transhumanisme va-t-on dénaturer l’humain ? Voire le faire disparaître ?</text:span></text:p>
      <text:p text:style-name="P6"/>
      <text:p text:style-name="P19"><text:soft-page-break/><text:tab/></text:p>
      <text:p text:style-name="P19"><text:span text:style-name="T14"/></text:p>
      <text:p text:style-name="P31"><text:span text:style-name="T14"/></text:p>
      <text:p text:style-name="P31"><text:span text:style-name="T14">4eme article : Neonmag- </text:span><text:span text:style-name="T16">De la découverte à une perfection</text:span></text:p>
      <text:p text:style-name="P31"><text:span text:style-name="T16"><text:tab/><text:tab/></text:span><text:span text:style-name="T21">I – Les découvertes</text:span></text:p>
      <text:p text:style-name="P31"><text:span text:style-name="T18"><text:tab/><text:tab/><text:tab/></text:span><text:span text:style-name="T24">a-</text:span><text:span text:style-name="T23"> Les progrès techniques</text:span></text:p>
      <text:p text:style-name="P14">Le passage du XX e au XXI e siècle a vu éclore des progrès techniques et biotechnologiques avec la découverte des groupes sanguins, de l’intelligence artificielle ou encore l’arrivé d’internet.</text:p>
      <text:p text:style-name="P14"><text:tab/><text:tab/><text:span text:style-name="T31">b- Les modifications </text:span></text:p>
      <text:p text:style-name="P14">Il y a <text:span text:style-name="Emphasis">3 modifications possibles</text:span> :</text:p>
      <text:p text:style-name="P6">- Le <text:span text:style-name="Emphasis">cyborg</text:span> : hybridation entre le coprs humain et la technologie</text:p>
      <text:p text:style-name="P6">- Le <text:span text:style-name="Emphasis">biologique</text:span> : reprogammation génétique</text:p>
      <text:p text:style-name="P6">- Les <text:span text:style-name="Emphasis">nonorganiques</text:span> : l’IA</text:p>
      <text:p text:style-name="P30"><text:tab/><text:tab/><text:span text:style-name="T21">II – La perfection</text:span></text:p>
      <text:p text:style-name="P14">La poursuite de la perfection condamnerait l’humanité dans une course indéfinie au progrès technologiques <text:span text:style-name="Strong_20_Emphasis">sans prendre le temps de réfléchir aux nouveaux modes de vie qu’il implique</text:span>. Nous ne sommes pas finis mais en continuelle hybridation.</text:p>
      <text:p text:style-name="P6"/>
      <text:p text:style-name="P6"/>
      <text:p text:style-name="P30"><text:span text:style-name="T14">5eme article : </text:span><text:span text:style-name="T17">UP Magazine- Une course vers la mort</text:span></text:p>
      <text:p text:style-name="P15">Le transhumanisme permettrait d ‘améliorer des capacités cognitives. Nous pourrions utiliser des interfaces cerveau-ordinateur pour se connecter à une intelligence artificielle.</text:p>
      <text:p text:style-name="P15">L’utilisation des nanorobots pourraient être implanter dans le coprs pour contrôler notre santé.</text:p>
      <text:p text:style-name="P15">Cepandant ces technologies <text:span text:style-name="Emphasis">deviendront davantage intrusives et s’intégreront parfaitement à notre coprs.</text:span></text:p>
      <text:p text:style-name="P15">La ruée vers le développement d’une IA super-intelligente est de nature compétitif et pourrait se traduire par une course aux armements.</text:p>
      <text:p text:style-name="P15"/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oft-page-break/><text:span text:style-name="T14">6eme article : Pour la science- </text:span><text:span text:style-name="T16">Amélioration, progrès et ensuite ?</text:span></text:p>
      <text:p text:style-name="P32"><text:span text:style-name="T16"><text:tab/><text:tab/></text:span><text:span text:style-name="T21">I – Amélioration de lêtre humain</text:span></text:p>
      <text:p text:style-name="P32"><text:span text:style-name="T18"><text:tab/><text:tab/><text:tab/></text:span><text:span text:style-name="T24">a- Physiques et mentales </text:span></text:p>
      <text:p text:style-name="P15">Le transhumanisme joue sur deux mythes « <text:span text:style-name="Emphasis">L’immortalité et la fontaine de Jouvence</text:span> ».</text:p>
      <text:p text:style-name="P15">Les futurologues américains recherchent des améliorations illimitée des facultés physiques et mentales de l’être humain par tous les moyens possibles : chimiques, génétiques ou numériques grâce à l’intelligence artificielle.</text:p>
      <text:p text:style-name="P26"><text:tab/><text:tab/><text:span text:style-name="T26">b Le cerveau</text:span></text:p>
      <text:p text:style-name="P24">Comprendre le fonctionnement du cerveau, pour le, préserver, augmenter ses performances, le réparer et le guérir constitue un projet pour les générations à venir.</text:p>
      <text:p text:style-name="P24">Néanmoins personne ne peut affirmer que nous atteindrons un jour une connaissance totale de cet organe car il est propre à chacun.</text:p>
      <text:p text:style-name="P15"><text:tab/><text:span text:style-name="T28">II- L’intelligence artificielle et ces progrès </text:span></text:p>
      <text:p text:style-name="P15">Il est certain que le l’intelligence artificielle a fait ces dernières années des progrès fulgurants avec l’apparition des nouvelles méthodes d’apprentissage fondées sur des algorithmes informatiques sophistiqués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ell MT3" svg:font-family="'Bell MT'" style:font-family-generic="roman" style:font-pitch="variable"/>
    <style:font-face style:name="Bell MT1" svg:font-family="'Bell MT'" style:font-adornments="Gras" style:font-family-generic="roman" style:font-pitch="variable"/>
    <style:font-face style:name="Bell MT2" svg:font-family="'Bell MT'" style:font-adornments="Italique" style:font-family-generic="roman" style:font-pitch="variable"/>
    <style:font-face style:name="Bell MT" svg:font-family="'Bell MT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1.499cm" fo:margin-right="0cm" fo:margin-top="0.499cm" fo:margin-bottom="0.499cm" loext:contextual-spacing="true" fo:line-height="115%" fo:text-align="justify" style:justify-single-word="false" fo:orphans="3" fo:widows="3" fo:hyphenation-ladder-count="no-limit" fo:text-indent="0.499cm" style:auto-text-indent="false" style:page-number="auto"/>
      <style:text-properties fo:color="#ffffff" fo:hyphenate="true" fo:hyphenation-remain-char-count="6" fo:hyphenation-push-char-count="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7.5cm" fo:margin-bottom="0.21cm" loext:contextual-spacing="true" fo:text-align="center" style:justify-single-word="false" style:page-number="auto" fo:padding="0.049cm" fo:border-left="none" fo:border-right="none" fo:border-top="0.99pt solid #ffffff" fo:border-bottom="0.99pt solid #ffffff" style:vertical-align="middle" style:join-border="true">
        <style:tab-stops/>
        <style:drop-cap/>
      </style:paragraph-properties>
      <style:text-properties fo:color="#ffffff" style:font-name="Bell MT" fo:font-family="'Bell MT'" style:font-style-name="Normal" style:font-family-generic="roman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list-style-name="List_20_2" style:class="chapter" style:master-page-name="">
      <style:paragraph-properties fo:margin-left="1.499cm" fo:margin-right="0cm" fo:margin-top="0.106cm" fo:margin-bottom="0.212cm" loext:contextual-spacing="false" fo:text-align="start" style:justify-single-word="false" fo:text-indent="0.499cm" style:auto-text-indent="false" style:page-number="auto">
        <style:tab-stops>
          <style:tab-stop style:position="0cm" style:type="char" style:char="-"/>
        </style:tab-stops>
      </style:paragraph-properties>
      <style:text-properties fo:color="#ffffff" style:font-name="Bell MT" fo:font-family="'Bell MT'" style:font-style-name="Normal" style:font-family-generic="roman" style:font-pitch="variable" fo:font-size="22pt" fo:font-style="italic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3cm" fo:margin-bottom="0cm" loext:contextual-spacing="false" fo:text-align="center" style:justify-single-word="false" fo:text-indent="0cm" style:auto-text-indent="false" text:number-lines="false" text:line-number="0"/>
      <style:text-properties style:font-name="Bell MT1" fo:font-family="'Bell MT'" style:font-style-name="Gras" style:font-family-generic="roma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cm" fo:margin-top="2cm" fo:margin-bottom="0cm" loext:contextual-spacing="false" fo:text-align="start" style:justify-single-word="false" fo:text-indent="0cm" style:auto-text-indent="false" style:page-number="auto" fo:padding="0.049cm" fo:border-left="none" fo:border-right="none" fo:border-top="0.74pt solid #ffffff" fo:border-bottom="none">
        <style:tab-stops>
          <style:tab-stop style:position="2cm" style:type="right" style:leader-style="solid" style:leader-text="_"/>
        </style:tab-stops>
      </style:paragraph-properties>
      <style:text-properties style:font-name="Bell MT2" fo:font-family="'Bell MT'" style:font-style-name="Italique" style:font-family-generic="roman" style:font-pitch="variable" fo:font-size="135%" fo:font-style="normal" style:text-underline-style="none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.499cm" fo:margin-right="0cm" fo:margin-top="0.3cm" fo:margin-bottom="0.199cm" loext:contextual-spacing="false" fo:text-indent="0cm" style:auto-text-indent="false"/>
      <style:text-properties style:font-name="Bell MT2" fo:font-family="'Bell MT'" style:font-style-name="Italique" style:font-family-generic="roman" style:font-pitch="variable" fo:font-size="115%" fo:font-style="normal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3cm" fo:margin-right="0cm" fo:margin-top="0cm" fo:margin-bottom="0cm" loext:contextual-spacing="false" style:register-true="false" fo:text-indent="0cm" style:auto-text-indent="false"/>
      <style:text-properties style:font-name="Bell MT1" fo:font-family="'Bell MT'" style:font-style-name="Gras" style:font-family-generic="roman" style:font-pitch="variable" fo:font-size="14pt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499cm" loext:contextual-spacing="true" fo:text-indent="0cm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re_20_de_20_page" style:display-name="Titre de page" style:family="paragraph" style:next-style-name="Heading_20_1" style:default-outline-level="" style:class="html" style:master-page-name="">
      <style:paragraph-properties fo:margin-left="0cm" fo:margin-right="0cm" fo:margin-top="3cm" fo:margin-bottom="0cm" loext:contextual-spacing="false" fo:text-align="center" style:justify-single-word="false" fo:text-indent="0cm" style:auto-text-indent="false" style:page-number="auto"/>
      <style:text-properties fo:color="#ffffff" style:font-name="Bell MT" fo:font-family="'Bell MT'" style:font-style-name="Normal" style:font-family-generic="roman" style:font-pitch="variable" fo:font-size="170%" style:text-underline-style="solid" style:text-underline-width="auto" style:text-und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.499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mphasis" style:family="text">
      <style:text-properties fo:color="#e5ba8f" fo:font-style="italic" style:font-style-asian="italic" style:font-style-complex="italic"/>
    </style:style>
    <style:style style:name="Strong_20_Emphasis" style:display-name="Strong Emphasis" style:family="text">
      <style:text-properties fo:color="#ffb972"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6b06" officeooo:paragraph-rsid="00106b06"/>
    </style:style>
    <style:style style:name="MP2" style:family="paragraph" style:parent-style-name="Footer">
      <style:text-properties officeooo:paragraph-rsid="00106b06"/>
    </style:style>
    <style:style style:name="MT1" style:family="text">
      <style:text-properties officeooo:rsid="00106b06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175d7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75d7f" draw:opacity="100%" style:footnote-max-height="0cm">
        <style:footnote-sep style:width="0.018cm" style:distance-before-sep="0.101cm" style:distance-after-sep="0.101cm" style:line-style="solid" style:adjustment="left" style:rel-width="25%" style:color="#ffffff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09cm" style:distance-after-sep="0.101cm" style:line-style="solid" style:adjustment="left" style:rel-width="25%" style:color="#ffffff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>Projet tutoré : rapport écrit</text:title></text:p>
      </style:header>
      <loext:header-first>
        <text:p text:style-name="Header"/>
      </loext:header-first>
      <style:footer>
        <text:p text:style-name="Footer"><draw:frame draw:style-name="Mfr1" draw:name="Image1" text:anchor-type="paragraph" svg:width="4.914cm" svg:height="1.799cm" draw:z-index="4"><draw:image xlink:href="Pictures/100000000000065A00000253F0D3C46E5482B1B8.jpg" xlink:type="simple" xlink:show="embed" xlink:actuate="onLoad" loext:mime-type="image/jpeg"/></draw:frame><text:tab/><text:tab/><text:page-number text:select-page="current">3</text:page-number>/<text:page-count>6</text:page-count></text:p>
      </style:footer>
      <loext:footer-first>
        <text:p text:style-name="MP1"><draw:frame draw:style-name="Mfr2" draw:name="Image2" text:anchor-type="paragraph" svg:y="0.342cm" svg:width="4.914cm" svg:height="1.799cm" draw:z-index="5"><draw:image xlink:href="Pictures/100000000000065A00000253F0D3C46E5482B1B8.jpg" xlink:type="simple" xlink:show="embed" xlink:actuate="onLoad" loext:mime-type="image/jpeg"/></draw:frame>AVRAIN Quentin<text:tab/><text:tab/></text:p>
        <text:p text:style-name="MP1">EL KAHWA Walid<text:tab/><text:tab/></text:p>
        <text:p text:style-name="MP1">MENG Fei<text:tab/><text:tab/>Groupe F 1</text:p>
        <text:p text:style-name="MP2"><text:span text:style-name="MT1">HENRY Chloé</text:span><text:tab/><text:tab/><text:span text:style-name="MT1">S1 2019-2020</text:span></text:p>
      </loext:footer-first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52:27.134000000</meta:creation-date>
    <meta:generator>LibreOffice/6.0.0.3$Windows_x86 LibreOffice_project/64a0f66915f38c6217de274f0aa8e15618924765</meta:generator>
    <dc:date>2019-11-07T19:28:38.601000000</dc:date>
    <meta:editing-duration>PT52M57S</meta:editing-duration>
    <meta:editing-cycles>8</meta:editing-cycles>
    <dc:title>Projet tutoré : rapport écrit</dc:title>
    <meta:document-statistic meta:table-count="0" meta:image-count="2" meta:object-count="0" meta:page-count="6" meta:paragraph-count="66" meta:word-count="788" meta:character-count="5484" meta:non-whitespace-character-count="4719"/>
  </office:meta>
</office:document-meta>
</file>